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me Type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avigatio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tton 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 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iga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tton 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Left Di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ight Di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HV Volt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LV Volt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er Temp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 Temp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ant Temp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HV Temp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LV Temp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6:27:56.963287813</meta:creation-date>
    <dc:date>2022-02-16T16:32:38.881585241</dc:date>
    <meta:editing-duration>PT4M42S</meta:editing-duration>
    <meta:editing-cycles>1</meta:editing-cycles>
    <meta:document-statistic meta:table-count="1" meta:cell-count="46" meta:object-count="0"/>
    <meta:generator>LibreOffice/7.2.5.2$Linux_X86_64 LibreOffice_project/20$Build-2</meta:generator>
  </office:meta>
</office:document-meta>
</file>